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4H02M00S" calcext:value-type="time">
            <text:p>104:02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lidação com cliente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Roulette tip</text:p>
          </table:table-cell>
          <table:table-cell table:formula="of:=[.C58]-[.B58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6H05M00S" calcext:value-type="time">
            <text:p>16:05:00</text:p>
          </table:table-cell>
          <table:table-cell table:style-name="ce3" office:value-type="string" calcext:value-type="string">
            <text:p>Roulette animation</text:p>
          </table:table-cell>
          <table:table-cell table:formula="of:=[.C59]-[.B59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Update Pix Key</text:p>
          </table:table-cell>
          <table:table-cell table:formula="of:=[.C60]-[.B60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Various fixes and looking for an geotranslator API</text:p>
          </table:table-cell>
          <table:table-cell table:formula="of:=[.C61]-[.B6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Add sounds and optimize assets</text:p>
          </table:table-cell>
          <table:table-cell table:formula="of:=[.C62]-[.B6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Fix ads not showing and msg errors</text:p>
          </table:table-cell>
          <table:table-cell table:formula="of:=[.C63]-[.B63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Google API integration and minor fixes</text:p>
          </table:table-cell>
          <table:table-cell table:formula="of:=[.C64]-[.B64]" office:value-type="time" office:time-value="PT03H00M00S" calcext:value-type="time">
            <text:p>03:00:00</text:p>
          </table:table-cell>
          <table:table-cell table:number-columns-repeated="2"/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office:value-type="time" office:time-value="PT19H10M00S" calcext:value-type="time">
            <text:p>19:10:00</text:p>
          </table:table-cell>
          <table:table-cell office:value-type="time" office:time-value="PT19H35M00S" calcext:value-type="time">
            <text:p>19:35:00</text:p>
          </table:table-cell>
          <table:table-cell office:value-type="string" calcext:value-type="string">
            <text:p>Production frontend build</text:p>
          </table:table-cell>
          <table:table-cell table:formula="of:=[.C65]-[.B65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reate production database and deploy API, domain names</text:p>
          </table:table-cell>
          <table:table-cell table:formula="of:=[.C66]-[.B66]" office:value-type="time" office:time-value="PT03H45M00S" calcext:value-type="time">
            <text:p>03:45:00</text:p>
          </table:table-cell>
          <table:table-cell table:number-columns-repeated="2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rying to fix react-router on production</text:p>
          </table:table-cell>
          <table:table-cell table:formula="of:=[.C67]-[.B67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Fixing react-router on production</text:p>
          </table:table-cell>
          <table:table-cell table:formula="of:=[.C68]-[.B68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Minor fixes for production API and Frontend. DONE!</text:p>
          </table:table-cell>
          <table:table-cell table:formula="of:=[.C69]-[.B69]" office:value-type="time" office:time-value="PT03H30M00S" calcext:value-type="time">
            <text:p>03:3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5:04:27.68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2-08T18:32:19.396000000</dc:date>
    <meta:editing-duration>P6DT3H32M20S</meta:editing-duration>
    <meta:editing-cycles>93</meta:editing-cycles>
    <meta:generator>LibreOffice/7.2.4.1$Windows_X86_64 LibreOffice_project/27d75539669ac387bb498e35313b970b7fe9c4f9</meta:generator>
    <meta:document-statistic meta:table-count="1" meta:cell-count="346" meta:object-count="0"/>
  </office:meta>
</office:document-meta>
</file>